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eeeee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B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C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D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E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B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6" style:family="table-row">
      <style:table-row-properties fo:background-color="#eeeeee">
        <style:background-image/>
      </style:table-row-properties>
    </style:style>
    <style:style style:name="Enemiesstatsforlevel6.7" style:family="table-row">
      <style:table-row-properties fo:background-color="transparent">
        <style:background-image/>
      </style:table-row-properties>
    </style:style>
    <style:style style:name="Enemiesstatsforlevel6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C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F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3" style:family="table-row">
      <style:table-row-properties fo:background-color="#eeeee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3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transparent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3" style:family="table-row">
      <style:table-row-properties fo:background-color="#eeeee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3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4" style:family="table-row">
      <style:table-row-properties fo:background-color="transparent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18d0d1"/>
    </style:style>
    <style:style style:name="T2" style:family="text">
      <style:text-properties fo:language="en" fo:country="US"/>
    </style:style>
    <style:style style:name="T3" style:family="text">
      <style:text-properties officeooo:rsid="002003e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ights outcomes</text:h>
      <text:p text:style-name="P3">The rules follow the first edition of D&amp;D.</text:p>
      <text:h text:style-name="P4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Barbarian</text:p>
          </table:table-cell>
          <table:table-cell table:style-name="Tabella1.F2" office:value-type="string">
            <text:p text:style-name="Table_20_Contents">Alchemist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7">
            <text:p text:style-name="Table_20_Contents">7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B5" office:value-type="float" office:value="13">
            <text:p text:style-name="Table_20_Contents">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5 /t 16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5">
            <text:p text:style-name="Table_20_Contents">15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4">
            <text:p text:style-name="Table_20_Contents">14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4">
            <text:p text:style-name="Table_20_Contents">4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7">
            <text:p text:style-name="Table_20_Contents">7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>TAC0 = 15 – Strength</text:p>
      <text:p text:style-name="P3">AC= 9 – Dexterity</text:p>
      <text:p text:style-name="P3">Team’s speed on game map: 8 km/h </text:p>
      <text:h text:style-name="P4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7" office:value-type="string">
            <text:p text:style-name="Table_20_Contents">Speed on map</text:p>
          </table:table-cell>
          <table:table-cell table:style-name="Enemiesstatsforlevel6.A7" office:value-type="string">
            <text:p text:style-name="Table_20_Contents">8 km/h</text:p>
          </table:table-cell>
          <table:table-cell table:style-name="Enemiesstatsforlevel6.C7" office:value-type="string">
            <text:p text:style-name="Table_20_Contents">5 km/h</text:p>
          </table:table-cell>
          <table:table-cell table:style-name="Enemiesstatsforlevel6.A7" office:value-type="string">
            <text:p text:style-name="Table_20_Contents">5 km/h</text:p>
          </table:table-cell>
          <table:table-cell table:style-name="Enemiesstatsforlevel6.A7" office:value-type="string">
            <text:p text:style-name="Table_20_Contents">10 km/h</text:p>
          </table:table-cell>
          <table:table-cell table:style-name="Enemiesstatsforlevel6.F7" office:value-type="string">
            <text:p text:style-name="Table_20_Contents">X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 office:value-type="float" office:value="80">
            <text:p text:style-name="Table_20_Contents">80</text:p>
          </table:table-cell>
        </table:table-row>
        <table:table-row table:style-name="Enemiesstatsforlevel6.5">
          <table:table-cell table:style-name="Enemiesstatsforlevel6.A7" office:value-type="string">
            <text:p text:style-name="Table_20_Contents">AC</text:p>
          </table:table-cell>
          <table:table-cell table:style-name="Enemiesstatsforlevel6.B5" office:value-type="float" office:value="9">
            <text:p text:style-name="Table_20_Contents">9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B5" office:value-type="float" office:value="7">
            <text:p text:style-name="Table_20_Contents">7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F5" office:value-type="float" office:value="7">
            <text:p text:style-name="Table_20_Contents">7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8">
            <text:p text:style-name="Table_20_Contents">18</text:p>
          </table:table-cell>
          <table:table-cell table:style-name="Enemiesstatsforlevel6.C4" office:value-type="float" office:value="10">
            <text:p text:style-name="Table_20_Contents">10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7">
          <table:table-cell table:style-name="Enemiesstatsforlevel6.A7" office:value-type="string">
            <text:p text:style-name="Table_20_Contents">Dice <text:span text:style-name="T3">type</text:span></text:p>
          </table:table-cell>
          <table:table-cell table:style-name="Enemiesstatsforlevel6.B5">
            <text:p text:style-name="Table_20_Contents"/>
          </table:table-cell>
          <table:table-cell table:style-name="Enemiesstatsforlevel6.C7" office:value-type="string">
            <text:p text:style-name="Table_20_Contents">1d6</text:p>
          </table:table-cell>
          <table:table-cell table:style-name="Enemiesstatsforlevel6.B5">
            <text:p text:style-name="Table_20_Contents"/>
          </table:table-cell>
          <table:table-cell table:style-name="Enemiesstatsforlevel6.B5">
            <text:p text:style-name="Table_20_Contents"/>
          </table:table-cell>
          <table:table-cell table:style-name="Enemiesstatsforlevel6.F7" office:value-type="string">
            <text:p text:style-name="Table_20_Contents">1d12</text:p>
          </table:table-cell>
        </table:table-row>
      </table:table>
      <text:p text:style-name="P3"/>
      <text:h text:style-name="P5" text:outline-level="2"><text:span text:style-name="T1">Team’s</text:span>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3">
          <table:table-cell table:style-name="Tabella2.A3" office:value-type="string">
            <text:p text:style-name="Table_20_Contents">Calcifer</text:p>
          </table:table-cell>
          <table:table-cell table:style-name="Tabella2.A3" office:value-type="string">
            <text:p text:style-name="Table_20_Contents">1d10 + strength</text:p>
          </table:table-cell>
          <table:table-cell table:style-name="Tabella2.A3" office:value-type="string">
            <text:p text:style-name="Table_20_Contents">5.5 + 2</text:p>
          </table:table-cell>
          <table:table-cell table:style-name="Tabella2.D3" office:value-type="string">
            <text:p text:style-name="Table_20_Contents">7.5</text:p>
          </table:table-cell>
        </table:table-row>
        <table:table-row table:style-name="Tabella2.4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3" office:value-type="string">
            <text:p text:style-name="Table_20_Contents">WoW</text:p>
          </table:table-cell>
          <table:table-cell table:style-name="Tabella2.A3" office:value-type="string">
            <text:p text:style-name="Table_20_Contents">1d8 + 1d4 (area damage)</text:p>
          </table:table-cell>
          <table:table-cell table:style-name="Tabella2.A3" office:value-type="string">
            <text:p text:style-name="Table_20_Contents">4.5 + 2.5</text:p>
          </table:table-cell>
          <table:table-cell table:style-name="Tabella2.D3" office:value-type="string">
            <text:p text:style-name="Table_20_Contents">7</text:p>
          </table:table-cell>
        </table:table-row>
        <table:table-row table:style-name="Tabella2.6"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5</text:p>
          </table:table-cell>
        </table:table-row>
      </table:table>
      <text:h text:style-name="P5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2">8.5 × P(1d20 </text:span>≥<text:span text:style-name="T2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3">
          <table:table-cell table:style-name="Tabella3.A3" office:value-type="string">
            <text:p text:style-name="Table_20_Contents">Calcifer</text:p>
          </table:table-cell>
          <table:table-cell table:style-name="Tabella3.A3" office:value-type="string">
            <text:p text:style-name="Table_20_Contents">7.5 × P(1d20 ≥ 7)</text:p>
          </table:table-cell>
          <table:table-cell table:style-name="Tabella3.A3" office:value-type="string">
            <text:p text:style-name="Table_20_Contents">7.5 × 0.65</text:p>
          </table:table-cell>
          <table:table-cell table:style-name="Tabella3.D3" office:value-type="string">
            <text:p text:style-name="Table_20_Contents">4.875</text:p>
          </table:table-cell>
        </table:table-row>
        <table:table-row table:style-name="Tabella3.4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 table:style-name="Tabella3.5">
          <table:table-cell table:style-name="Tabella3.A3" office:value-type="string">
            <text:p text:style-name="Table_20_Contents">WoW</text:p>
          </table:table-cell>
          <table:table-cell table:style-name="Tabella3.A3" office:value-type="string">
            <text:p text:style-name="Table_20_Contents">8.5 × P(1d20 ≥ 5)</text:p>
          </table:table-cell>
          <table:table-cell table:style-name="Tabella3.A3" office:value-type="string">
            <text:p text:style-name="Table_20_Contents">8.5 × 0.75</text:p>
          </table:table-cell>
          <table:table-cell table:style-name="Tabella3.D3" office:value-type="string">
            <text:p text:style-name="Table_20_Contents">6.375</text:p>
          </table:table-cell>
        </table:table-row>
        <table:table-row table:style-name="Tabella3.6"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20T18:37:08.837000000</dc:date>
    <meta:editing-duration>PT5H7M5S</meta:editing-duration>
    <meta:editing-cycles>107</meta:editing-cycles>
    <meta:generator>LibreOffice/6.1.2.1$Windows_X86_64 LibreOffice_project/65905a128db06ba48db947242809d14d3f9a93fe</meta:generator>
    <dc:creator>Michele Maione</dc:creator>
    <meta:document-statistic meta:table-count="5" meta:image-count="0" meta:object-count="0" meta:page-count="3" meta:paragraph-count="156" meta:word-count="262" meta:character-count="992" meta:non-whitespace-character-count="884"/>
    <meta:template xlink:type="simple" xlink:actuate="onRequest" xlink:title="" xlink:href="../MasterGameDesignDocument.odm" meta:date="2018-12-20T16:16:18.646000000"/>
  </office:meta>
</office:document-meta>
</file>